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8DEF6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95cm, 9.969cm, 2.425cm, 10.41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86cm, 35.913cm, 25.929cm, 2.118cm)" draw:image-opacity="100%" style:mirror="none"/>
    </style:style>
    <style:style style:name="gr3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5.4cm" svg:height="16.662cm" svg:x="1.016cm" svg:y="2.794cm">
          <draw:image xlink:href="Pictures/10000000000007800000043858DEF63B.png" xlink:type="simple" xlink:show="embed" xlink:actuate="onLoad">
            <text:p/>
          </draw:image>
        </draw:frame>
        <draw:frame draw:style-name="gr2" draw:text-style-name="P1" draw:layer="layout" svg:width="22.606cm" svg:height="1.957cm" svg:x="2.54cm" svg:y="0.508cm">
          <draw:image xlink:href="Pictures/10000000000007800000043858DEF63B.png" xlink:type="simple" xlink:show="embed" xlink:actuate="onLoad">
            <text:p/>
          </draw:image>
        </draw:frame>
        <draw:custom-shape draw:style-name="gr3" draw:text-style-name="P1" draw:layer="layout" svg:width="4.826cm" svg:height="0.762cm" svg:x="20.066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7:02:04.101831804</meta:creation-date>
    <dc:date>2017-08-31T17:04:53.396435773</dc:date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